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013" officeooo:paragraph-rsid="0003a013"/>
    </style:style>
    <style:style style:name="P2" style:family="paragraph" style:parent-style-name="Standard">
      <style:text-properties officeooo:rsid="0003a013" officeooo:paragraph-rsid="0003b685"/>
    </style:style>
    <style:style style:name="P3" style:family="paragraph" style:parent-style-name="Standard">
      <style:text-properties officeooo:rsid="0003b685" officeooo:paragraph-rsid="0003b68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b685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me Trabajo Practico Final : Portal</text:p>
      <text:p text:style-name="P1"/>
      <text:p text:style-name="P3">Manual de Proyecto</text:p>
      <text:p text:style-name="P1"/>
      <text:p text:style-name="P1">1 .Integrantes:</text:p>
      <text:p text:style-name="P1"><text:tab/>Di Maria, Franco Martin; <text:tab/>100498</text:p>
      <text:p text:style-name="P1"><text:tab/>Sicardi, Francisco;<text:tab/></text:p>
      <text:p text:style-name="P1">3. Division de Tareas :</text:p>
      <text:p text:style-name="P1">Di Maria, Franco Martin :</text:p>
      <text:p text:style-name="P1">Encargado de la interfaz grafico y todo lo que corresponde al cliente.</text:p>
      <text:p text:style-name="P1"/>
      <text:p text:style-name="P1">Sicardi, Francisco : </text:p>
      <text:p text:style-name="P1">Encargado del modelo del juego y todo lo que corresponde al servidor.</text:p>
      <text:p text:style-name="P1"/>
      <text:p text:style-name="P1">5. Inconvenientes encotrados</text:p>
      <text:p text:style-name="P1">La instalacion de todas y cada una de la librerias, resulto en un incoviniente que conllevo mucho esfuerzo y se consumio gran cantidad de tiempo en lograrlo para ciertos casos (YAML), mientras que para otros aun no se logro (Ejemplo FFMPEG).</text:p>
      <text:p text:style-name="P1">Las librerias vienen con cientos de leaks, que nos llevo a tener que utilizar archivos de supresiones para poder abtraernos de ellos.</text:p>
      <text:p text:style-name="P1"><text:span text:style-name="T4"/></text:p>
      <text:p text:style-name="P1">7. Herramientas</text:p>
      <text:p text:style-name="P3"/>
      <text:p text:style-name="P3">Editores de texto :</text:p>
      <text:p text:style-name="P3"><text:tab/>Sublime Text 2 → Di Maria, Franco Martin </text:p>
      <text:p text:style-name="P3"/>
      <text:p text:style-name="P3">Interfaces de desarrollo</text:p>
      <text:p text:style-name="P3"><text:tab/>C Lion <text:s/>→ <text:span text:style-name="T2">Sicardi, Francisco</text:span> </text:p>
      <text:p text:style-name="P2"><text:span text:style-name="T2"/></text:p>
      <text:p text:style-name="P2"><text:span text:style-name="T2">Para debugging se utilizo GDB:</text:span></text:p>
      <text:p text:style-name="P2"><text:span text:style-name="T2"><text:tab/></text:span><text:span text:style-name="T3">Di Maria, Franco Martin, utilizo GDB por consola.</text:span></text:p>
      <text:p text:style-name="P2"><text:span text:style-name="T3"><text:tab/>Sicardi, Francisco, utilizo GDB a traves de CLion</text:span></text:p>
      <text:p text:style-name="P1"/>
      <text:p text:style-name="P1">Las ventanas de login se estan haciendo a traves de la herramienta <text:span text:style-name="T1">designer </text:span><text:span text:style-name="T2">de la librería QT5.</text:span></text:p>
      <text:p text:style-name="P1"><text:span text:style-name="T2"/></text:p>
      <text:p text:style-name="P3"><text:span text:style-name="T2">Para analizar y editar imagenes utilizadas en las animaciones del proyecto se utilizo GIMP 2.0</text:span></text:p>
      <text:p text:style-name="P3"><text:span text:style-name="T2"/></text:p>
      <text:p text:style-name="P3"><text:span text:style-name="T2">Para obtenecion de audio, sonidos para el juego se utilizo la pagina :</text:span></text:p>
      <text:p text:style-name="P3"><text:span text:style-name="T2"><text:tab/></text:span><text:a xlink:type="simple" xlink:href="https://www.saveclipbro.com/" text:style-name="Internet_20_link" text:visited-style-name="Visited_20_Internet_20_Link"><text:span text:style-name="T2">https://www.saveclipbro.com/</text:span></text:a></text:p>
      <text:p text:style-name="P3"><text:span text:style-name="T2"/></text:p>
      <text:p text:style-name="P3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07:18:26.729755525</meta:creation-date>
    <dc:date>2019-06-11T07:38:42.667348007</dc:date>
    <meta:editing-duration>PT8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10" meta:character-count="1283" meta:non-whitespace-character-count="1085"/>
  </office:meta>
</office:document-meta>
</file>